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08in" svg:height="3.5453in" svg:x="3.8823in" svg:y="1.8508in">
            <draw:object draw:notify-on-update-of-ranges="Sheet1.B12:Sheet1.B17 Sheet1.C11:Sheet1.C11 Sheet1.C12:Sheet1.C17 Sheet1.D11:Sheet1.D11 Sheet1.D12:Sheet1.D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3.8413in" svg:y="5.8087in">
            <draw:object draw:notify-on-update-of-ranges="Sheet1.B35:Sheet1.B40 Sheet1.C34:Sheet1.C34 Sheet1.C35:Sheet1.C40 Sheet1.D34:Sheet1.D34 Sheet1.D35:Sheet1.D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04in" svg:height="3.5453in" svg:x="3.8717in" svg:y="9.652in">
            <draw:object draw:notify-on-update-of-ranges="Sheet1.B56:Sheet1.B61 Sheet1.C55:Sheet1.C55 Sheet1.C56:Sheet1.C61 Sheet1.D55:Sheet1.D55 Sheet1.D56:Sheet1.D6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3.8665in" svg:y="15.1094in">
            <draw:object draw:notify-on-update-of-ranges="Sheet1.B86:Sheet1.B91 Sheet1.C86:Sheet1.C91 Sheet1.D86:Sheet1.D9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49in" svg:height="3.5469in" svg:x="3.8343in" svg:y="19.013in">
            <draw:object draw:notify-on-update-of-ranges="Sheet1.B108:Sheet1.B113 Sheet1.C108:Sheet1.C113 Sheet1.D108:Sheet1.D11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49in" svg:height="3.5469in" svg:x="3.8701in" svg:y="22.9594in">
            <draw:object draw:notify-on-update-of-ranges="Sheet1.B130:Sheet1.B135 Sheet1.C130:Sheet1.C135 Sheet1.D130:Sheet1.D13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3008in" svg:height="3.548in" svg:x="0.3067in" svg:y="28.1185in">
            <draw:object draw:notify-on-update-of-ranges="Sheet1.B151:Sheet1.B151 Sheet1.B152:Sheet1.B157 Sheet1.C151:Sheet1.C151 Sheet1.C152:Sheet1.C157 Sheet1.D151:Sheet1.D151 Sheet1.D152:Sheet1.D157 Sheet1.E151:Sheet1.E151 Sheet1.E152:Sheet1.E157 Sheet1.F151:Sheet1.F151 Sheet1.F152:Sheet1.F157 Sheet1.G151:Sheet1.G151 Sheet1.G152:Sheet1.G157 Sheet1.H151:Sheet1.H151 Sheet1.H152:Sheet1.H157 Sheet1.I151:Sheet1.I151 Sheet1.I152:Sheet1.I157 Sheet1.J151:Sheet1.J151 Sheet1.J152:Sheet1.J15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1 variant</text:p>
          </table:table-cell>
          <table:table-cell table:style-name="ce2" office:value-type="string" calcext:value-type="string">
            <text:p>2 variant</text:p>
          </table:table-cell>
          <table:table-cell table:style-name="ce2" office:value-type="string" calcext:value-type="string">
            <text:p>3 variant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1 ядро</text:p>
          </table:table-cell>
          <table:table-cell table:style-name="ce1" office:value-type="float" office:value="32.02" calcext:value-type="float">
            <text:p>32.02</text:p>
          </table:table-cell>
          <table:table-cell table:style-name="ce3" table:number-columns-repeated="2"/>
          <table:table-cell/>
          <table:table-cell table:style-name="ce4" office:value-type="string" calcext:value-type="string" table:number-columns-spanned="3" table:number-rows-spanned="1">
            <text:p>#PBS -l select=1:ncpus=1:mpiprocs=1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2 ядра</text:p>
          </table:table-cell>
          <table:table-cell table:style-name="ce3"/>
          <table:table-cell table:style-name="ce1" office:value-type="float" office:value="22.17" calcext:value-type="float">
            <text:p>22.17</text:p>
          </table:table-cell>
          <table:table-cell table:style-name="ce1" office:value-type="float" office:value="16.65" calcext:value-type="float">
            <text:p>16.65</text:p>
          </table:table-cell>
          <table:table-cell/>
          <table:table-cell table:style-name="ce4" office:value-type="string" calcext:value-type="string" table:number-columns-spanned="3" table:number-rows-spanned="1">
            <text:p>#PBS -l select=2:ncpus=1:mpiprocs=1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4 ядра</text:p>
          </table:table-cell>
          <table:table-cell table:style-name="ce3"/>
          <table:table-cell office:value-type="float" office:value="10.61" calcext:value-type="float">
            <text:p>10.61</text:p>
          </table:table-cell>
          <table:table-cell table:style-name="ce1" office:value-type="float" office:value="8.82" calcext:value-type="float">
            <text:p>8.82</text:p>
          </table:table-cell>
          <table:table-cell/>
          <table:table-cell table:style-name="ce4" office:value-type="string" calcext:value-type="string" table:number-columns-spanned="3" table:number-rows-spanned="1">
            <text:p>#PBS -l select=2:ncpus=2:mpiprocs=2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8 ядер</text:p>
          </table:table-cell>
          <table:table-cell table:style-name="ce3"/>
          <table:table-cell table:style-name="ce1" office:value-type="float" office:value="5.65" calcext:value-type="float">
            <text:p>5.65</text:p>
          </table:table-cell>
          <table:table-cell table:style-name="ce1" office:value-type="float" office:value="4.38" calcext:value-type="float">
            <text:p>4.38</text:p>
          </table:table-cell>
          <table:table-cell/>
          <table:table-cell table:style-name="ce4" office:value-type="string" calcext:value-type="string" table:number-columns-spanned="3" table:number-rows-spanned="1">
            <text:p>#PBS -l select=2:ncpus=4:mpiprocs=4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16 ядер</text:p>
          </table:table-cell>
          <table:table-cell table:style-name="ce3"/>
          <table:table-cell table:style-name="ce1" office:value-type="float" office:value="2.97" calcext:value-type="float">
            <text:p>2.97</text:p>
          </table:table-cell>
          <table:table-cell table:style-name="ce1" office:value-type="float" office:value="2.09" calcext:value-type="float">
            <text:p>2.09</text:p>
          </table:table-cell>
          <table:table-cell/>
          <table:table-cell table:style-name="ce4" office:value-type="string" calcext:value-type="string" table:number-columns-spanned="3" table:number-rows-spanned="1">
            <text:p>#PBS -l select=2:ncpus=8:mpiprocs=8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24 ядра</text:p>
          </table:table-cell>
          <table:table-cell table:style-name="ce3"/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1.52" calcext:value-type="float">
            <text:p>1.52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2 variant</text:p>
          </table:table-cell>
          <table:table-cell table:style-name="ce2" office:value-type="string" calcext:value-type="string">
            <text:p>3 variant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1 ядро</text:p>
          </table:table-cell>
          <table:table-cell table:style-name="ce1" table:formula="of:=[.C3]" office:value-type="float" office:value="32.02" calcext:value-type="float">
            <text:p>32.02</text:p>
          </table:table-cell>
          <table:table-cell table:style-name="ce1" table:formula="of:=[.C3]" office:value-type="float" office:value="32.02" calcext:value-type="float">
            <text:p>32.02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2 ядра</text:p>
          </table:table-cell>
          <table:table-cell table:style-name="ce1" table:formula="of:=[.D4]" office:value-type="float" office:value="22.17" calcext:value-type="float">
            <text:p>22.17</text:p>
          </table:table-cell>
          <table:table-cell table:style-name="ce1" table:formula="of:=[.E4]" office:value-type="float" office:value="16.65" calcext:value-type="float">
            <text:p>16.65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4 ядра</text:p>
          </table:table-cell>
          <table:table-cell table:style-name="ce1" table:formula="of:=[.D5]" office:value-type="float" office:value="10.61" calcext:value-type="float">
            <text:p>10.61</text:p>
          </table:table-cell>
          <table:table-cell table:style-name="ce1" table:formula="of:=[.E5]" office:value-type="float" office:value="8.82" calcext:value-type="float">
            <text:p>8.82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8 ядер</text:p>
          </table:table-cell>
          <table:table-cell table:style-name="ce1" table:formula="of:=[.D6]" office:value-type="float" office:value="5.65" calcext:value-type="float">
            <text:p>5.65</text:p>
          </table:table-cell>
          <table:table-cell table:style-name="ce1" table:formula="of:=[.E6]" office:value-type="float" office:value="4.38" calcext:value-type="float">
            <text:p>4.38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16 ядер</text:p>
          </table:table-cell>
          <table:table-cell table:style-name="ce1" table:formula="of:=[.D7]" office:value-type="float" office:value="2.97" calcext:value-type="float">
            <text:p>2.97</text:p>
          </table:table-cell>
          <table:table-cell table:style-name="ce1" table:formula="of:=[.E7]" office:value-type="float" office:value="2.09" calcext:value-type="float">
            <text:p>2.09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24 ядра</text:p>
          </table:table-cell>
          <table:table-cell table:style-name="ce1" table:formula="of:=[.D8]" office:value-type="float" office:value="2.2" calcext:value-type="float">
            <text:p>2.2</text:p>
          </table:table-cell>
          <table:table-cell table:style-name="ce1" table:formula="of:=[.E8]" office:value-type="float" office:value="1.52" calcext:value-type="float">
            <text:p>1.52</text:p>
          </table:table-cell>
          <table:table-cell table:number-columns-repeated="8"/>
        </table:table-row>
        <table:table-row table:style-name="ro1" table:number-rows-repeated="16">
          <table:table-cell table:number-columns-repeated="12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2 variant</text:p>
          </table:table-cell>
          <table:table-cell table:style-name="ce2" office:value-type="string" calcext:value-type="string">
            <text:p>3 variant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1 ядро</text:p>
          </table:table-cell>
          <table:table-cell table:style-name="ce1" table:formula="of:=[.C12]/[.C3]" office:value-type="float" office:value="1" calcext:value-type="float">
            <text:p>1</text:p>
          </table:table-cell>
          <table:table-cell table:style-name="ce1" table:formula="of:=[.C3]/[.D12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2 ядра</text:p>
          </table:table-cell>
          <table:table-cell table:style-name="ce1" table:formula="of:= [.C3]/[.D4]" office:value-type="float" office:value="1.44429409111412" calcext:value-type="float">
            <text:p>1.44429409111412</text:p>
          </table:table-cell>
          <table:table-cell table:style-name="ce1" table:formula="of:=[.C3]/[.E4]" office:value-type="float" office:value="1.92312312312312" calcext:value-type="float">
            <text:p>1.92312312312312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4 ядра</text:p>
          </table:table-cell>
          <table:table-cell table:style-name="ce1" table:formula="of:= [.C3]/[.D5]" office:value-type="float" office:value="3.01790763430726" calcext:value-type="float">
            <text:p>3.01790763430726</text:p>
          </table:table-cell>
          <table:table-cell table:style-name="ce1" table:formula="of:=[.C3]/[.E5]" office:value-type="float" office:value="3.63038548752834" calcext:value-type="float">
            <text:p>3.63038548752834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8 ядер</text:p>
          </table:table-cell>
          <table:table-cell table:style-name="ce1" table:formula="of:= [.C3]/[.D6]" office:value-type="float" office:value="5.66725663716814" calcext:value-type="float">
            <text:p>5.66725663716814</text:p>
          </table:table-cell>
          <table:table-cell table:style-name="ce1" table:formula="of:=[.C3]/[.E6]" office:value-type="float" office:value="7.31050228310502" calcext:value-type="float">
            <text:p>7.31050228310502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16 ядер</text:p>
          </table:table-cell>
          <table:table-cell table:style-name="ce1" table:formula="of:= [.C3]/[.D7]" office:value-type="float" office:value="10.7811447811448" calcext:value-type="float">
            <text:p>10.7811447811448</text:p>
          </table:table-cell>
          <table:table-cell table:style-name="ce1" table:formula="of:=[.C3]/[.E7]" office:value-type="float" office:value="15.3205741626794" calcext:value-type="float">
            <text:p>15.3205741626794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24 ядра</text:p>
          </table:table-cell>
          <table:table-cell table:style-name="ce1" table:formula="of:=[.C3]/[.D8]" office:value-type="float" office:value="14.5545454545455" calcext:value-type="float">
            <text:p>14.5545454545455</text:p>
          </table:table-cell>
          <table:table-cell table:style-name="ce1" table:formula="of:=[.C3]/[.E8]" office:value-type="float" office:value="21.0657894736842" calcext:value-type="float">
            <text:p>21.0657894736842</text:p>
          </table:table-cell>
          <table:table-cell table:number-columns-repeated="8"/>
        </table:table-row>
        <table:table-row table:style-name="ro1" table:number-rows-repeated="14">
          <table:table-cell table:number-columns-repeated="12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2 variant</text:p>
          </table:table-cell>
          <table:table-cell table:style-name="ce2" office:value-type="string" calcext:value-type="string">
            <text:p>3 variant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1 ядро</text:p>
          </table:table-cell>
          <table:table-cell table:style-name="ce1" table:formula="of:=[.C35]/1 * 100" office:value-type="float" office:value="100" calcext:value-type="float">
            <text:p>100</text:p>
          </table:table-cell>
          <table:table-cell table:style-name="ce1" table:formula="of:=[.D35]/1 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2 ядра</text:p>
          </table:table-cell>
          <table:table-cell table:style-name="ce1" table:formula="of:=[.C36]/2 * 100" office:value-type="float" office:value="72.2147045557059" calcext:value-type="float">
            <text:p>72.2147045557059</text:p>
          </table:table-cell>
          <table:table-cell table:style-name="ce1" table:formula="of:=[.D36]/2 * 100" office:value-type="float" office:value="96.1561561561562" calcext:value-type="float">
            <text:p>96.1561561561562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4 ядра</text:p>
          </table:table-cell>
          <table:table-cell table:style-name="ce1" table:formula="of:=[.C37]/4 * 100" office:value-type="float" office:value="75.4476908576815" calcext:value-type="float">
            <text:p>75.4476908576815</text:p>
          </table:table-cell>
          <table:table-cell table:style-name="ce1" table:formula="of:=[.D37]/4 * 100" office:value-type="float" office:value="90.7596371882086" calcext:value-type="float">
            <text:p>90.7596371882086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8 ядер</text:p>
          </table:table-cell>
          <table:table-cell table:style-name="ce1" table:formula="of:=[.C38]/8 * 100" office:value-type="float" office:value="70.8407079646018" calcext:value-type="float">
            <text:p>70.8407079646018</text:p>
          </table:table-cell>
          <table:table-cell table:style-name="ce1" table:formula="of:=[.D38]/8 * 100" office:value-type="float" office:value="91.3812785388128" calcext:value-type="float">
            <text:p>91.3812785388128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16 ядер</text:p>
          </table:table-cell>
          <table:table-cell table:style-name="ce1" table:formula="of:=[.C39]/16 * 100" office:value-type="float" office:value="67.3821548821549" calcext:value-type="float">
            <text:p>67.3821548821549</text:p>
          </table:table-cell>
          <table:table-cell table:style-name="ce1" table:formula="of:=[.D39]/16 * 100" office:value-type="float" office:value="95.7535885167464" calcext:value-type="float">
            <text:p>95.7535885167464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24 ядра</text:p>
          </table:table-cell>
          <table:table-cell table:style-name="ce1" table:formula="of:=[.C40]/24 * 100" office:value-type="float" office:value="60.6439393939394" calcext:value-type="float">
            <text:p>60.6439393939394</text:p>
          </table:table-cell>
          <table:table-cell table:style-name="ce1" table:formula="of:=[.D40] / 24 * 100" office:value-type="float" office:value="87.7741228070176" calcext:value-type="float">
            <text:p>87.7741228070176</text:p>
          </table:table-cell>
          <table:table-cell table:number-columns-repeated="8"/>
        </table:table-row>
        <table:table-row table:style-name="ro1" table:number-rows-repeated="15">
          <table:table-cell table:number-columns-repeated="12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1 variant</text:p>
          </table:table-cell>
          <table:table-cell table:style-name="ce2" office:value-type="string" calcext:value-type="string">
            <text:p>2 variant</text:p>
          </table:table-cell>
          <table:table-cell table:style-name="ce2" office:value-type="string" calcext:value-type="string">
            <text:p>3 variant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1 поток</text:p>
          </table:table-cell>
          <table:table-cell table:style-name="ce1" office:value-type="float" office:value="32.02" calcext:value-type="float">
            <text:p>32.02</text:p>
          </table:table-cell>
          <table:table-cell table:style-name="ce3" table:number-columns-repeated="2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2 потока</text:p>
          </table:table-cell>
          <table:table-cell table:style-name="ce3"/>
          <table:table-cell table:style-name="ce1" office:value-type="float" office:value="30.08" calcext:value-type="float">
            <text:p>30.08</text:p>
          </table:table-cell>
          <table:table-cell table:style-name="ce1" office:value-type="float" office:value="16.02" calcext:value-type="float">
            <text:p>16.0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4 потока</text:p>
          </table:table-cell>
          <table:table-cell table:style-name="ce3"/>
          <table:table-cell office:value-type="float" office:value="16.99" calcext:value-type="float">
            <text:p>16.99</text:p>
          </table:table-cell>
          <table:table-cell table:style-name="ce1" office:value-type="float" office:value="8.43" calcext:value-type="float">
            <text:p>8.4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8 потоков</text:p>
          </table:table-cell>
          <table:table-cell table:style-name="ce3"/>
          <table:table-cell table:style-name="ce1" office:value-type="float" office:value="24.96" calcext:value-type="float">
            <text:p>24.96</text:p>
          </table:table-cell>
          <table:table-cell table:style-name="ce1" office:value-type="float" office:value="12.23" calcext:value-type="float">
            <text:p>12.2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12 потоков</text:p>
          </table:table-cell>
          <table:table-cell table:style-name="ce3"/>
          <table:table-cell table:style-name="ce1" office:value-type="float" office:value="23.05" calcext:value-type="float">
            <text:p>23.05</text:p>
          </table:table-cell>
          <table:table-cell table:style-name="ce1" office:value-type="float" office:value="9.02" calcext:value-type="float">
            <text:p>9.0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16 потоков </text:p>
          </table:table-cell>
          <table:table-cell table:style-name="ce3"/>
          <table:table-cell table:style-name="ce1" office:value-type="float" office:value="15.02" calcext:value-type="float">
            <text:p>15.02</text:p>
          </table:table-cell>
          <table:table-cell table:style-name="ce1" office:value-type="float" office:value="8.67" calcext:value-type="float">
            <text:p>8.67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1 поток</text:p>
          </table:table-cell>
          <table:table-cell table:style-name="ce1" table:formula="of:=[.C78]" office:value-type="float" office:value="32.02" calcext:value-type="float">
            <text:p>32.02</text:p>
          </table:table-cell>
          <table:table-cell table:style-name="ce1" table:formula="of:=[.C78]" office:value-type="float" office:value="32.02" calcext:value-type="float">
            <text:p>32.02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2 потока</text:p>
          </table:table-cell>
          <table:table-cell table:style-name="ce1" table:formula="of:=[.D79]" office:value-type="float" office:value="30.08" calcext:value-type="float">
            <text:p>30.08</text:p>
          </table:table-cell>
          <table:table-cell table:style-name="ce1" table:formula="of:=[.E79]" office:value-type="float" office:value="16.02" calcext:value-type="float">
            <text:p>16.02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4 потока</text:p>
          </table:table-cell>
          <table:table-cell table:style-name="ce1" table:formula="of:=[.D80]" office:value-type="float" office:value="16.99" calcext:value-type="float">
            <text:p>16.99</text:p>
          </table:table-cell>
          <table:table-cell table:style-name="ce1" table:formula="of:=[.E80]" office:value-type="float" office:value="8.43" calcext:value-type="float">
            <text:p>8.43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8 потоков</text:p>
          </table:table-cell>
          <table:table-cell table:style-name="ce1" table:formula="of:=[.D81]" office:value-type="float" office:value="24.96" calcext:value-type="float">
            <text:p>24.96</text:p>
          </table:table-cell>
          <table:table-cell table:style-name="ce1" table:formula="of:=[.E81]" office:value-type="float" office:value="12.23" calcext:value-type="float">
            <text:p>12.23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12 потоков</text:p>
          </table:table-cell>
          <table:table-cell table:style-name="ce1" table:formula="of:=[.D82]" office:value-type="float" office:value="23.05" calcext:value-type="float">
            <text:p>23.05</text:p>
          </table:table-cell>
          <table:table-cell table:style-name="ce1" table:formula="of:=[.E82]" office:value-type="float" office:value="9.02" calcext:value-type="float">
            <text:p>9.02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16 потоков </text:p>
          </table:table-cell>
          <table:table-cell table:style-name="ce1" table:formula="of:=[.D83]" office:value-type="float" office:value="15.02" calcext:value-type="float">
            <text:p>15.02</text:p>
          </table:table-cell>
          <table:table-cell table:style-name="ce1" table:formula="of:=[.E83]" office:value-type="float" office:value="8.67" calcext:value-type="float">
            <text:p>8.67</text:p>
          </table:table-cell>
          <table:table-cell table:number-columns-repeated="8"/>
        </table:table-row>
        <table:table-row table:style-name="ro1" table:number-rows-repeated="16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1 поток</text:p>
          </table:table-cell>
          <table:table-cell table:style-name="ce1" table:formula="of:=[.C86]/[.C86]" office:value-type="float" office:value="1" calcext:value-type="float">
            <text:p>1</text:p>
          </table:table-cell>
          <table:table-cell table:style-name="ce1" table:formula="of:=[.D86]/[.D86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2 потока</text:p>
          </table:table-cell>
          <table:table-cell table:style-name="ce1" table:formula="of:=[.C86]/[.C87]" office:value-type="float" office:value="1.06449468085106" calcext:value-type="float">
            <text:p>1.06449468085106</text:p>
          </table:table-cell>
          <table:table-cell table:style-name="ce1" table:formula="of:=[.D86]/[.D87]" office:value-type="float" office:value="1.99875156054931" calcext:value-type="float">
            <text:p>1.99875156054931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4 потока</text:p>
          </table:table-cell>
          <table:table-cell table:style-name="ce1" table:formula="of:=[.C86]/[.C88]" office:value-type="float" office:value="1.8846380223661" calcext:value-type="float">
            <text:p>1.8846380223661</text:p>
          </table:table-cell>
          <table:table-cell table:style-name="ce1" table:formula="of:=[.D86]/[.D88]" office:value-type="float" office:value="3.79833926453144" calcext:value-type="float">
            <text:p>3.79833926453144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8 потоков</text:p>
          </table:table-cell>
          <table:table-cell table:style-name="ce1" table:formula="of:=[.C86]/[.C89]" office:value-type="float" office:value="1.28285256410256" calcext:value-type="float">
            <text:p>1.28285256410256</text:p>
          </table:table-cell>
          <table:table-cell table:style-name="ce1" table:formula="of:=[.D86]/[.D89]" office:value-type="float" office:value="2.61815208503679" calcext:value-type="float">
            <text:p>2.61815208503679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12 потоков</text:p>
          </table:table-cell>
          <table:table-cell table:style-name="ce1" table:formula="of:=[.C86]/[.C90]" office:value-type="float" office:value="1.38915401301518" calcext:value-type="float">
            <text:p>1.38915401301518</text:p>
          </table:table-cell>
          <table:table-cell table:style-name="ce1" table:formula="of:=[.D86]/[.D90]" office:value-type="float" office:value="3.54988913525499" calcext:value-type="float">
            <text:p>3.54988913525499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16 потоков </text:p>
          </table:table-cell>
          <table:table-cell table:style-name="ce1" table:formula="of:=[.C86]/[.C91]" office:value-type="float" office:value="2.13182423435419" calcext:value-type="float">
            <text:p>2.13182423435419</text:p>
          </table:table-cell>
          <table:table-cell table:style-name="ce1" table:formula="of:=[.D86]/[.D91]" office:value-type="float" office:value="3.69319492502884" calcext:value-type="float">
            <text:p>3.69319492502884</text:p>
          </table:table-cell>
          <table:table-cell table:number-columns-repeated="8"/>
        </table:table-row>
        <table:table-row table:style-name="ro1" table:number-rows-repeated="16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1 поток</text:p>
          </table:table-cell>
          <table:table-cell table:style-name="ce1" table:formula="of:=[.C108]/1 * 100" office:value-type="float" office:value="100" calcext:value-type="float">
            <text:p>100</text:p>
          </table:table-cell>
          <table:table-cell table:style-name="ce1" table:formula="of:=[.D108]/1 * 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2 потока</text:p>
          </table:table-cell>
          <table:table-cell table:style-name="ce1" table:formula="of:=[.C109]/2 * 100" office:value-type="float" office:value="53.2247340425532" calcext:value-type="float">
            <text:p>53.2247340425532</text:p>
          </table:table-cell>
          <table:table-cell table:style-name="ce1" table:formula="of:=[.D109]/2 * 100" office:value-type="float" office:value="99.9375780274657" calcext:value-type="float">
            <text:p>99.9375780274657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4 потока</text:p>
          </table:table-cell>
          <table:table-cell table:style-name="ce1" table:formula="of:=[.C110]/4 * 100" office:value-type="float" office:value="47.1159505591525" calcext:value-type="float">
            <text:p>47.1159505591525</text:p>
          </table:table-cell>
          <table:table-cell table:style-name="ce1" table:formula="of:=[.D110]/4 * 100" office:value-type="float" office:value="94.9584816132859" calcext:value-type="float">
            <text:p>94.9584816132859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8 потоков</text:p>
          </table:table-cell>
          <table:table-cell table:style-name="ce1" table:formula="of:=[.C111]/8 * 100" office:value-type="float" office:value="16.0356570512821" calcext:value-type="float">
            <text:p>16.0356570512821</text:p>
          </table:table-cell>
          <table:table-cell table:style-name="ce1" table:formula="of:=[.D111]/8 * 100" office:value-type="float" office:value="32.7269010629599" calcext:value-type="float">
            <text:p>32.7269010629599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12 потоков</text:p>
          </table:table-cell>
          <table:table-cell table:style-name="ce1" table:formula="of:=[.C112]/12 * 100" office:value-type="float" office:value="11.5762834417932" calcext:value-type="float">
            <text:p>11.5762834417932</text:p>
          </table:table-cell>
          <table:table-cell table:style-name="ce1" table:formula="of:=[.D112]/12 * 100" office:value-type="float" office:value="29.5824094604582" calcext:value-type="float">
            <text:p>29.5824094604582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16 потоков </text:p>
          </table:table-cell>
          <table:table-cell table:style-name="ce1" table:formula="of:=[.C113]/16 * 100" office:value-type="float" office:value="13.3239014647137" calcext:value-type="float">
            <text:p>13.3239014647137</text:p>
          </table:table-cell>
          <table:table-cell table:style-name="ce1" table:formula="of:=[.D113]/16 * 100" office:value-type="float" office:value="23.0824682814302" calcext:value-type="float">
            <text:p>23.0824682814302</text:p>
          </table:table-cell>
          <table:table-cell table:number-columns-repeated="8"/>
        </table:table-row>
        <table:table-row table:style-name="ro1" table:number-rows-repeated="15"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V2 static</text:p>
          </table:table-cell>
          <table:table-cell table:style-name="ce1" office:value-type="string" calcext:value-type="string">
            <text:p>V3 static</text:p>
          </table:table-cell>
          <table:table-cell table:style-name="ce1" office:value-type="string" calcext:value-type="string">
            <text:p>V2 dynamic</text:p>
          </table:table-cell>
          <table:table-cell table:style-name="ce1" office:value-type="string" calcext:value-type="string">
            <text:p>V3 dynamic</text:p>
          </table:table-cell>
          <table:table-cell table:style-name="ce1" office:value-type="string" calcext:value-type="string">
            <text:p>V2 guided</text:p>
          </table:table-cell>
          <table:table-cell table:style-name="ce1" office:value-type="string" calcext:value-type="string">
            <text:p>V3 guided</text:p>
          </table:table-cell>
          <table:table-cell table:style-name="ce1" office:value-type="string" calcext:value-type="string">
            <text:p>V2 auto</text:p>
          </table:table-cell>
          <table:table-cell table:style-name="ce1" office:value-type="string" calcext:value-type="string">
            <text:p><text:s/>V3 auto</text:p>
          </table:table-cell>
          <table:table-cell/>
          <table:table-cell office:value-type="string" calcext:value-type="string">
            <text:p>На 8 потоках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1 chunk</text:p>
          </table:table-cell>
          <table:table-cell table:style-name="ce1" office:value-type="float" office:value="43.02" calcext:value-type="float">
            <text:p>43.02</text:p>
          </table:table-cell>
          <table:table-cell table:style-name="ce1" office:value-type="float" office:value="16.02" calcext:value-type="float">
            <text:p>16.02</text:p>
          </table:table-cell>
          <table:table-cell table:style-name="ce1" office:value-type="float" office:value="27.32" calcext:value-type="float">
            <text:p>27.32</text:p>
          </table:table-cell>
          <table:table-cell table:style-name="ce1" office:value-type="float" office:value="10.98" calcext:value-type="float">
            <text:p>10.98</text:p>
          </table:table-cell>
          <table:table-cell table:style-name="ce1" office:value-type="float" office:value="31.04" calcext:value-type="float">
            <text:p>31.04</text:p>
          </table:table-cell>
          <table:table-cell table:style-name="ce1" office:value-type="float" office:value="13.17" calcext:value-type="float">
            <text:p>13.17</text:p>
          </table:table-cell>
          <table:table-cell table:style-name="ce1" office:value-type="float" office:value="29.04" calcext:value-type="float">
            <text:p>29.04</text:p>
          </table:table-cell>
          <table:table-cell table:style-name="ce1" office:value-type="float" office:value="10.25" calcext:value-type="float">
            <text:p>10.25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2 chunk</text:p>
          </table:table-cell>
          <table:table-cell table:style-name="ce1" office:value-type="float" office:value="32.98" calcext:value-type="float">
            <text:p>32.98</text:p>
          </table:table-cell>
          <table:table-cell table:style-name="ce1" office:value-type="float" office:value="9.06" calcext:value-type="float">
            <text:p>9.06</text:p>
          </table:table-cell>
          <table:table-cell table:style-name="ce1" office:value-type="float" office:value="35.02" calcext:value-type="float">
            <text:p>35.02</text:p>
          </table:table-cell>
          <table:table-cell table:style-name="ce1" office:value-type="float" office:value="10.5" calcext:value-type="float">
            <text:p>10.5</text:p>
          </table:table-cell>
          <table:table-cell table:style-name="ce1" office:value-type="float" office:value="34.02" calcext:value-type="float">
            <text:p>34.02</text:p>
          </table:table-cell>
          <table:table-cell table:style-name="ce1" office:value-type="float" office:value="10.48" calcext:value-type="float">
            <text:p>10.48</text:p>
          </table:table-cell>
          <table:table-cell table:style-name="ce1" office:value-type="float" office:value="29.04" calcext:value-type="float">
            <text:p>29.04</text:p>
          </table:table-cell>
          <table:table-cell table:style-name="ce1" office:value-type="float" office:value="10.25" calcext:value-type="float">
            <text:p>10.25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8 chunk</text:p>
          </table:table-cell>
          <table:table-cell table:style-name="ce1" office:value-type="float" office:value="31.99" calcext:value-type="float">
            <text:p>31.99</text:p>
          </table:table-cell>
          <table:table-cell table:style-name="ce1" office:value-type="float" office:value="9.01" calcext:value-type="float">
            <text:p>9.01</text:p>
          </table:table-cell>
          <table:table-cell table:style-name="ce1" office:value-type="float" office:value="53.43" calcext:value-type="float">
            <text:p>53.43</text:p>
          </table:table-cell>
          <table:table-cell table:style-name="ce1" office:value-type="float" office:value="10.08" calcext:value-type="float">
            <text:p>10.08</text:p>
          </table:table-cell>
          <table:table-cell table:style-name="ce1" office:value-type="float" office:value="34.01" calcext:value-type="float">
            <text:p>34.01</text:p>
          </table:table-cell>
          <table:table-cell table:style-name="ce1" office:value-type="float" office:value="9.94" calcext:value-type="float">
            <text:p>9.94</text:p>
          </table:table-cell>
          <table:table-cell table:style-name="ce1" office:value-type="float" office:value="29.04" calcext:value-type="float">
            <text:p>29.04</text:p>
          </table:table-cell>
          <table:table-cell table:style-name="ce1" office:value-type="float" office:value="10.25" calcext:value-type="float">
            <text:p>10.25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50 chunk</text:p>
          </table:table-cell>
          <table:table-cell table:style-name="ce1" office:value-type="float" office:value="31.98" calcext:value-type="float">
            <text:p>31.98</text:p>
          </table:table-cell>
          <table:table-cell table:style-name="ce1" office:value-type="float" office:value="8.97" calcext:value-type="float">
            <text:p>8.97</text:p>
          </table:table-cell>
          <table:table-cell table:style-name="ce1" office:value-type="float" office:value="34.06" calcext:value-type="float">
            <text:p>34.06</text:p>
          </table:table-cell>
          <table:table-cell table:style-name="ce1" office:value-type="float" office:value="9.05" calcext:value-type="float">
            <text:p>9.05</text:p>
          </table:table-cell>
          <table:table-cell table:style-name="ce1" office:value-type="float" office:value="20.04" calcext:value-type="float">
            <text:p>20.04</text:p>
          </table:table-cell>
          <table:table-cell table:style-name="ce1" office:value-type="float" office:value="5.94" calcext:value-type="float">
            <text:p>5.94</text:p>
          </table:table-cell>
          <table:table-cell table:style-name="ce1" office:value-type="float" office:value="29.04" calcext:value-type="float">
            <text:p>29.04</text:p>
          </table:table-cell>
          <table:table-cell table:style-name="ce1" office:value-type="float" office:value="10.25" calcext:value-type="float">
            <text:p>10.25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100 chunk</text:p>
          </table:table-cell>
          <table:table-cell table:style-name="ce1" office:value-type="float" office:value="31.99" calcext:value-type="float">
            <text:p>31.99</text:p>
          </table:table-cell>
          <table:table-cell table:style-name="ce1" office:value-type="float" office:value="8.99" calcext:value-type="float">
            <text:p>8.99</text:p>
          </table:table-cell>
          <table:table-cell table:style-name="ce1" office:value-type="float" office:value="20.03" calcext:value-type="float">
            <text:p>20.03</text:p>
          </table:table-cell>
          <table:table-cell table:style-name="ce1" office:value-type="float" office:value="5.97" calcext:value-type="float">
            <text:p>5.97</text:p>
          </table:table-cell>
          <table:table-cell table:style-name="ce1" office:value-type="float" office:value="32.97" calcext:value-type="float">
            <text:p>32.97</text:p>
          </table:table-cell>
          <table:table-cell table:style-name="ce1" office:value-type="float" office:value="9.95" calcext:value-type="float">
            <text:p>9.95</text:p>
          </table:table-cell>
          <table:table-cell table:style-name="ce1" office:value-type="float" office:value="29.04" calcext:value-type="float">
            <text:p>29.04</text:p>
          </table:table-cell>
          <table:table-cell table:style-name="ce1" office:value-type="float" office:value="10.25" calcext:value-type="float">
            <text:p>10.25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1000 chunk</text:p>
          </table:table-cell>
          <table:table-cell table:style-name="ce1" office:value-type="float" office:value="34.99" calcext:value-type="float">
            <text:p>34.99</text:p>
          </table:table-cell>
          <table:table-cell table:style-name="ce1" office:value-type="float" office:value="9.02" calcext:value-type="float">
            <text:p>9.02</text:p>
          </table:table-cell>
          <table:table-cell table:style-name="ce1" office:value-type="float" office:value="23.02" calcext:value-type="float">
            <text:p>23.02</text:p>
          </table:table-cell>
          <table:table-cell table:style-name="ce1" office:value-type="float" office:value="6.92" calcext:value-type="float">
            <text:p>6.9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9.98" calcext:value-type="float">
            <text:p>9.98</text:p>
          </table:table-cell>
          <table:table-cell table:style-name="ce1" office:value-type="float" office:value="29.04" calcext:value-type="float">
            <text:p>29.04</text:p>
          </table:table-cell>
          <table:table-cell table:style-name="ce1" office:value-type="float" office:value="10.25" calcext:value-type="float">
            <text:p>10.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 style:data-style-name="N2" text:time-value="17:29:40.1982813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4T11:24:10.542635423</meta:creation-date>
    <meta:generator>LibreOffice/6.4.6.2$Linux_X86_64 LibreOffice_project/40$Build-2</meta:generator>
    <dc:date>2021-03-31T00:36:48.713473479</dc:date>
    <meta:editing-duration>PT2H49M50S</meta:editing-duration>
    <meta:editing-cycles>6</meta:editing-cycles>
    <meta:document-statistic meta:table-count="1" meta:cell-count="223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line" chart:style-name="ch1">
        <chart:title svg:x="1.211cm" svg:y="0.289cm" chart:style-name="ch2">
          <text:p>График зависимости времени работы программы от количества параллельно работающих ядер</text:p>
        </chart:title>
        <chart:legend chart:legend-position="end" svg:x="13.338cm" svg:y="3.955cm" style:legend-expansion="high" chart:style-name="ch3"/>
        <chart:plot-area chart:style-name="ch4" table:cell-range-address="Sheet1.B11:Sheet1.D17" chart:data-source-has-labels="both" svg:x="1.331cm" svg:y="1.778cm" svg:width="11.687cm" svg:height="6.067cm">
          <chartooo:coordinate-region svg:x="1.952cm" svg:y="1.977cm" svg:width="10.442cm" svg:height="5.221cm"/>
          <chart:axis chart:dimension="x" chart:name="primary-x" chart:style-name="ch5" chartooo:axis-type="auto">
            <chartooo:date-scale/>
            <chart:title svg:x="5.582cm" svg:y="8.025cm" chart:style-name="ch6">
              <text:p>Количество ядер, шт</text:p>
            </chart:title>
            <chart:categories table:cell-range-address="Sheet1.B12:Sheet1.B17"/>
          </chart:axis>
          <chart:axis chart:dimension="y" chart:name="primary-y" chart:style-name="ch5">
            <chart:title svg:x="0.451cm" svg:y="6.099cm" chart:style-name="ch7">
              <text:p>Время работы, с</text:p>
            </chart:title>
            <chart:grid chart:style-name="ch8" chart:class="major"/>
          </chart:axis>
          <chart:series chart:style-name="ch9" chart:values-cell-range-address="Sheet1.C12:Sheet1.C17" chart:label-cell-address="Sheet1.C11:Sheet1.C11" chart:class="chart:line">
            <chart:data-point chart:repeated="6"/>
          </chart:series>
          <chart:series chart:style-name="ch10" chart:values-cell-range-address="Sheet1.D12:Sheet1.D17" chart:label-cell-address="Sheet1.D11:Sheet1.D1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variant</text:p>
                <draw:g>
                  <svg:desc>Sheet1.C11:Sheet1.C11</svg:desc>
                </draw:g>
              </table:table-cell>
              <table:table-cell office:value-type="string">
                <text:p>3 variant</text:p>
                <draw:g>
                  <svg:desc>Sheet1.D11:Sheet1.D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ядро</text:p>
                <draw:g>
                  <svg:desc>Sheet1.B12:Sheet1.B17</svg:desc>
                </draw:g>
              </table:table-cell>
              <table:table-cell office:value-type="float" office:value="32.02">
                <text:p>32.02</text:p>
                <draw:g>
                  <svg:desc>Sheet1.C12:Sheet1.C17</svg:desc>
                </draw:g>
              </table:table-cell>
              <table:table-cell office:value-type="float" office:value="32.02">
                <text:p>32.02</text:p>
                <draw:g>
                  <svg:desc>Sheet1.D12:Sheet1.D17</svg:desc>
                </draw:g>
              </table:table-cell>
            </table:table-row>
            <table:table-row>
              <table:table-cell office:value-type="string">
                <text:p>2 ядра</text:p>
              </table:table-cell>
              <table:table-cell office:value-type="float" office:value="22.17">
                <text:p>22.17</text:p>
              </table:table-cell>
              <table:table-cell office:value-type="float" office:value="16.65">
                <text:p>16.65</text:p>
              </table:table-cell>
            </table:table-row>
            <table:table-row>
              <table:table-cell office:value-type="string">
                <text:p>4 ядра</text:p>
              </table:table-cell>
              <table:table-cell office:value-type="float" office:value="10.61">
                <text:p>10.61</text:p>
              </table:table-cell>
              <table:table-cell office:value-type="float" office:value="8.82">
                <text:p>8.82</text:p>
              </table:table-cell>
            </table:table-row>
            <table:table-row>
              <table:table-cell office:value-type="string">
                <text:p>8 ядер</text:p>
              </table:table-cell>
              <table:table-cell office:value-type="float" office:value="5.65">
                <text:p>5.65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16 ядер</text:p>
              </table:table-cell>
              <table:table-cell office:value-type="float" office:value="2.97">
                <text:p>2.97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24 ядра</text:p>
              </table:table-cell>
              <table:table-cell office:value-type="float" office:value="2.2">
                <text:p>2.2</text:p>
              </table:table-cell>
              <table:table-cell office:value-type="float" office:value="1.52">
                <text:p>1.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104cm" svg:y="0.315cm" chart:style-name="ch2">
          <text:p>График зависимоcти ускорения работы программы от количества параллельно работающих ядер</text:p>
        </chart:title>
        <chart:legend chart:legend-position="end" svg:x="13.333cm" svg:y="3.952cm" style:legend-expansion="high" chart:style-name="ch3"/>
        <chart:plot-area chart:style-name="ch4" table:cell-range-address="Sheet1.B34:Sheet1.D40" chart:data-source-has-labels="both" svg:x="1.331cm" svg:y="1.778cm" svg:width="11.682cm" svg:height="6.061cm">
          <chartooo:coordinate-region svg:x="1.952cm" svg:y="1.977cm" svg:width="10.437cm" svg:height="5.215cm"/>
          <chart:axis chart:dimension="x" chart:name="primary-x" chart:style-name="ch5" chartooo:axis-type="auto">
            <chartooo:date-scale/>
            <chart:title svg:x="5.58cm" svg:y="8.019cm" chart:style-name="ch6">
              <text:p>Количество ядер, шт</text:p>
            </chart:title>
            <chart:categories table:cell-range-address="Sheet1.B35:Sheet1.B40"/>
          </chart:axis>
          <chart:axis chart:dimension="y" chart:name="primary-y" chart:style-name="ch5">
            <chart:title svg:x="0.451cm" svg:y="5.672cm" chart:style-name="ch7">
              <text:p>Ускорение</text:p>
            </chart:title>
            <chart:grid chart:style-name="ch8" chart:class="major"/>
          </chart:axis>
          <chart:series chart:style-name="ch9" chart:values-cell-range-address="Sheet1.C35:Sheet1.C40" chart:label-cell-address="Sheet1.C34:Sheet1.C34" chart:class="chart:line">
            <chart:data-point chart:repeated="6"/>
          </chart:series>
          <chart:series chart:style-name="ch10" chart:values-cell-range-address="Sheet1.D35:Sheet1.D40" chart:label-cell-address="Sheet1.D34:Sheet1.D34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variant</text:p>
                <draw:g>
                  <svg:desc>Sheet1.C34:Sheet1.C34</svg:desc>
                </draw:g>
              </table:table-cell>
              <table:table-cell office:value-type="string">
                <text:p>3 variant</text:p>
                <draw:g>
                  <svg:desc>Sheet1.D34:Sheet1.D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ядро</text:p>
                <draw:g>
                  <svg:desc>Sheet1.B35:Sheet1.B40</svg:desc>
                </draw:g>
              </table:table-cell>
              <table:table-cell office:value-type="float" office:value="1">
                <text:p>1</text:p>
                <draw:g>
                  <svg:desc>Sheet1.C35:Sheet1.C40</svg:desc>
                </draw:g>
              </table:table-cell>
              <table:table-cell office:value-type="float" office:value="1">
                <text:p>1</text:p>
                <draw:g>
                  <svg:desc>Sheet1.D35:Sheet1.D40</svg:desc>
                </draw:g>
              </table:table-cell>
            </table:table-row>
            <table:table-row>
              <table:table-cell office:value-type="string">
                <text:p>2 ядра</text:p>
              </table:table-cell>
              <table:table-cell office:value-type="float" office:value="1.44429409111412">
                <text:p>1.44429409111412</text:p>
              </table:table-cell>
              <table:table-cell office:value-type="float" office:value="1.92312312312312">
                <text:p>1.92312312312312</text:p>
              </table:table-cell>
            </table:table-row>
            <table:table-row>
              <table:table-cell office:value-type="string">
                <text:p>4 ядра</text:p>
              </table:table-cell>
              <table:table-cell office:value-type="float" office:value="3.01790763430726">
                <text:p>3.01790763430726</text:p>
              </table:table-cell>
              <table:table-cell office:value-type="float" office:value="3.63038548752834">
                <text:p>3.63038548752834</text:p>
              </table:table-cell>
            </table:table-row>
            <table:table-row>
              <table:table-cell office:value-type="string">
                <text:p>8 ядер</text:p>
              </table:table-cell>
              <table:table-cell office:value-type="float" office:value="5.66725663716814">
                <text:p>5.66725663716814</text:p>
              </table:table-cell>
              <table:table-cell office:value-type="float" office:value="7.31050228310502">
                <text:p>7.31050228310502</text:p>
              </table:table-cell>
            </table:table-row>
            <table:table-row>
              <table:table-cell office:value-type="string">
                <text:p>16 ядер</text:p>
              </table:table-cell>
              <table:table-cell office:value-type="float" office:value="10.7811447811448">
                <text:p>10.7811447811448</text:p>
              </table:table-cell>
              <table:table-cell office:value-type="float" office:value="15.3205741626794">
                <text:p>15.3205741626794</text:p>
              </table:table-cell>
            </table:table-row>
            <table:table-row>
              <table:table-cell office:value-type="string">
                <text:p>24 ядра</text:p>
              </table:table-cell>
              <table:table-cell office:value-type="float" office:value="14.5545454545455">
                <text:p>14.5545454545455</text:p>
              </table:table-cell>
              <table:table-cell office:value-type="float" office:value="21.0657894736842">
                <text:p>21.06578947368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line" chart:style-name="ch1">
        <chart:title svg:x="0.703cm" svg:y="0.236cm" chart:style-name="ch2">
          <text:p>График зависимости эффективности работы программы от количества параллельно работающих ядер</text:p>
        </chart:title>
        <chart:legend chart:legend-position="end" svg:x="13.337cm" svg:y="3.955cm" style:legend-expansion="high" chart:style-name="ch3"/>
        <chart:plot-area chart:style-name="ch4" table:cell-range-address="Sheet1.B55:Sheet1.D61" chart:data-source-has-labels="both" svg:x="1.331cm" svg:y="1.778cm" svg:width="11.686cm" svg:height="6.067cm">
          <chartooo:coordinate-region svg:x="1.952cm" svg:y="1.977cm" svg:width="10.255cm" svg:height="5.221cm"/>
          <chart:axis chart:dimension="x" chart:name="primary-x" chart:style-name="ch5" chartooo:axis-type="auto">
            <chartooo:date-scale/>
            <chart:title svg:x="5.582cm" svg:y="8.025cm" chart:style-name="ch6">
              <text:p>Количество ядер, шт</text:p>
            </chart:title>
            <chart:categories table:cell-range-address="Sheet1.B56:Sheet1.B61"/>
          </chart:axis>
          <chart:axis chart:dimension="y" chart:name="primary-y" chart:style-name="ch5">
            <chart:title svg:x="0.451cm" svg:y="6.284cm" chart:style-name="ch7">
              <text:p>Эффективность, %</text:p>
            </chart:title>
            <chart:grid chart:style-name="ch8" chart:class="major"/>
          </chart:axis>
          <chart:series chart:style-name="ch9" chart:values-cell-range-address="Sheet1.C56:Sheet1.C61" chart:label-cell-address="Sheet1.C55:Sheet1.C55" chart:class="chart:line">
            <chart:data-point chart:repeated="6"/>
          </chart:series>
          <chart:series chart:style-name="ch10" chart:values-cell-range-address="Sheet1.D56:Sheet1.D61" chart:label-cell-address="Sheet1.D55:Sheet1.D55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variant</text:p>
                <draw:g>
                  <svg:desc>Sheet1.C55:Sheet1.C55</svg:desc>
                </draw:g>
              </table:table-cell>
              <table:table-cell office:value-type="string">
                <text:p>3 variant</text:p>
                <draw:g>
                  <svg:desc>Sheet1.D55:Sheet1.D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ядро</text:p>
                <draw:g>
                  <svg:desc>Sheet1.B56:Sheet1.B61</svg:desc>
                </draw:g>
              </table:table-cell>
              <table:table-cell office:value-type="float" office:value="100">
                <text:p>100</text:p>
                <draw:g>
                  <svg:desc>Sheet1.C56:Sheet1.C61</svg:desc>
                </draw:g>
              </table:table-cell>
              <table:table-cell office:value-type="float" office:value="100">
                <text:p>100</text:p>
                <draw:g>
                  <svg:desc>Sheet1.D56:Sheet1.D61</svg:desc>
                </draw:g>
              </table:table-cell>
            </table:table-row>
            <table:table-row>
              <table:table-cell office:value-type="string">
                <text:p>2 ядра</text:p>
              </table:table-cell>
              <table:table-cell office:value-type="float" office:value="72.2147045557059">
                <text:p>72.2147045557059</text:p>
              </table:table-cell>
              <table:table-cell office:value-type="float" office:value="96.1561561561562">
                <text:p>96.1561561561562</text:p>
              </table:table-cell>
            </table:table-row>
            <table:table-row>
              <table:table-cell office:value-type="string">
                <text:p>4 ядра</text:p>
              </table:table-cell>
              <table:table-cell office:value-type="float" office:value="75.4476908576815">
                <text:p>75.4476908576815</text:p>
              </table:table-cell>
              <table:table-cell office:value-type="float" office:value="90.7596371882086">
                <text:p>90.7596371882086</text:p>
              </table:table-cell>
            </table:table-row>
            <table:table-row>
              <table:table-cell office:value-type="string">
                <text:p>8 ядер</text:p>
              </table:table-cell>
              <table:table-cell office:value-type="float" office:value="70.8407079646018">
                <text:p>70.8407079646018</text:p>
              </table:table-cell>
              <table:table-cell office:value-type="float" office:value="91.3812785388128">
                <text:p>91.3812785388128</text:p>
              </table:table-cell>
            </table:table-row>
            <table:table-row>
              <table:table-cell office:value-type="string">
                <text:p>16 ядер</text:p>
              </table:table-cell>
              <table:table-cell office:value-type="float" office:value="67.3821548821549">
                <text:p>67.3821548821549</text:p>
              </table:table-cell>
              <table:table-cell office:value-type="float" office:value="95.7535885167464">
                <text:p>95.7535885167464</text:p>
              </table:table-cell>
            </table:table-row>
            <table:table-row>
              <table:table-cell office:value-type="string">
                <text:p>24 ядра</text:p>
              </table:table-cell>
              <table:table-cell office:value-type="float" office:value="60.6439393939394">
                <text:p>60.6439393939394</text:p>
              </table:table-cell>
              <table:table-cell office:value-type="float" office:value="87.7741228070176">
                <text:p>87.77412280701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3cm" svg:y="0.247cm" chart:style-name="ch2">
          <text:p>График зависимости времени работы программы от количества параллельно работающих потоков</text:p>
        </chart:title>
        <chart:legend chart:legend-position="end" svg:x="13.439cm" svg:y="3.952cm" style:legend-expansion="high" chart:style-name="ch3"/>
        <chart:plot-area chart:style-name="ch4" table:cell-range-address="Sheet1.B86:Sheet1.D91" chart:data-source-has-labels="both" svg:x="1.331cm" svg:y="1.778cm" svg:width="11.788cm" svg:height="6.061cm">
          <chartooo:coordinate-region svg:x="1.952cm" svg:y="1.978cm" svg:width="10.252cm" svg:height="5.214cm"/>
          <chart:axis chart:dimension="x" chart:name="primary-x" chart:style-name="ch5" chartooo:axis-type="auto">
            <chartooo:date-scale/>
            <chart:title svg:x="5.421cm" svg:y="8.019cm" chart:style-name="ch6">
              <text:p>Количество потоков, шт</text:p>
            </chart:title>
            <chart:categories table:cell-range-address="Sheet1.B86:Sheet1.B91"/>
          </chart:axis>
          <chart:axis chart:dimension="y" chart:name="primary-y" chart:style-name="ch5">
            <chart:title svg:x="0.451cm" svg:y="6.109cm" chart:style-name="ch7">
              <text:p>Врема работы, с</text:p>
            </chart:title>
            <chart:grid chart:style-name="ch8" chart:class="major"/>
          </chart:axis>
          <chart:series chart:style-name="ch9" chart:values-cell-range-address="Sheet1.C86:Sheet1.C91" loext:label-string="variant2" chart:class="chart:line">
            <chart:data-point chart:repeated="6"/>
          </chart:series>
          <chart:series chart:style-name="ch10" chart:values-cell-range-address="Sheet1.D86:Sheet1.D91" loext:label-string="variant3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iant2</text:p>
              </table:table-cell>
              <table:table-cell office:value-type="string">
                <text:p>variant3</text:p>
              </table:table-cell>
            </table:table-row>
          </table:table-header-rows>
          <table:table-rows>
            <table:table-row>
              <table:table-cell office:value-type="string">
                <text:p>1 поток</text:p>
                <draw:g>
                  <svg:desc>Sheet1.B86:Sheet1.B91</svg:desc>
                </draw:g>
              </table:table-cell>
              <table:table-cell office:value-type="float" office:value="32.02">
                <text:p>32.02</text:p>
                <draw:g>
                  <svg:desc>Sheet1.C86:Sheet1.C91</svg:desc>
                </draw:g>
              </table:table-cell>
              <table:table-cell office:value-type="float" office:value="32.02">
                <text:p>32.02</text:p>
                <draw:g>
                  <svg:desc>Sheet1.D86:Sheet1.D91</svg:desc>
                </draw:g>
              </table:table-cell>
            </table:table-row>
            <table:table-row>
              <table:table-cell office:value-type="string">
                <text:p>2 потока</text:p>
              </table:table-cell>
              <table:table-cell office:value-type="float" office:value="30.08">
                <text:p>30.08</text:p>
              </table:table-cell>
              <table:table-cell office:value-type="float" office:value="16.02">
                <text:p>16.02</text:p>
              </table:table-cell>
            </table:table-row>
            <table:table-row>
              <table:table-cell office:value-type="string">
                <text:p>4 потока</text:p>
              </table:table-cell>
              <table:table-cell office:value-type="float" office:value="16.99">
                <text:p>16.99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8 потоков</text:p>
              </table:table-cell>
              <table:table-cell office:value-type="float" office:value="24.96">
                <text:p>24.96</text:p>
              </table:table-cell>
              <table:table-cell office:value-type="float" office:value="12.23">
                <text:p>12.23</text:p>
              </table:table-cell>
            </table:table-row>
            <table:table-row>
              <table:table-cell office:value-type="string">
                <text:p>12 потоков</text:p>
              </table:table-cell>
              <table:table-cell office:value-type="float" office:value="23.05">
                <text:p>23.05</text:p>
              </table:table-cell>
              <table:table-cell office:value-type="float" office:value="9.02">
                <text:p>9.02</text:p>
              </table:table-cell>
            </table:table-row>
            <table:table-row>
              <table:table-cell office:value-type="string">
                <text:p>16 потоков </text:p>
              </table:table-cell>
              <table:table-cell office:value-type="float" office:value="15.02">
                <text:p>15.02</text:p>
              </table:table-cell>
              <table:table-cell office:value-type="float" office:value="8.67">
                <text:p>8.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cm" svg:height="9.01cm" xlink:href=".." xlink:type="simple" chart:class="chart:line" chart:style-name="ch1">
        <chart:title svg:x="1.099cm" svg:y="0.315cm" chart:style-name="ch2">
          <text:p>График зависимости ускорения работы программы от количества параллельно работающих потоков</text:p>
        </chart:title>
        <chart:legend chart:legend-position="end" svg:x="13.429cm" svg:y="3.957cm" style:legend-expansion="high" chart:style-name="ch3"/>
        <chart:plot-area chart:style-name="ch4" table:cell-range-address="Sheet1.B108:Sheet1.D113" chart:data-source-has-labels="both" svg:x="1.33cm" svg:y="1.778cm" svg:width="11.78cm" svg:height="6.071cm">
          <chartooo:coordinate-region svg:x="2.057cm" svg:y="1.978cm" svg:width="10.139cm" svg:height="5.224cm"/>
          <chart:axis chart:dimension="x" chart:name="primary-x" chart:style-name="ch5" chartooo:axis-type="auto">
            <chartooo:date-scale/>
            <chart:title svg:x="5.416cm" svg:y="8.029cm" chart:style-name="ch6">
              <text:p>Количество потоков, шт</text:p>
            </chart:title>
            <chart:categories table:cell-range-address="Sheet1.B108:Sheet1.B113"/>
          </chart:axis>
          <chart:axis chart:dimension="y" chart:name="primary-y" chart:style-name="ch5">
            <chart:title svg:x="0.451cm" svg:y="6.021cm" chart:style-name="ch7">
              <text:p>Ускорение, раз</text:p>
            </chart:title>
            <chart:grid chart:style-name="ch8" chart:class="major"/>
          </chart:axis>
          <chart:series chart:style-name="ch9" chart:values-cell-range-address="Sheet1.C108:Sheet1.C113" loext:label-string="variant2" chart:class="chart:line">
            <chart:data-point chart:repeated="6"/>
          </chart:series>
          <chart:series chart:style-name="ch10" chart:values-cell-range-address="Sheet1.D108:Sheet1.D113" loext:label-string="variant3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iant2</text:p>
              </table:table-cell>
              <table:table-cell office:value-type="string">
                <text:p>variant3</text:p>
              </table:table-cell>
            </table:table-row>
          </table:table-header-rows>
          <table:table-rows>
            <table:table-row>
              <table:table-cell office:value-type="string">
                <text:p>1 поток</text:p>
                <draw:g>
                  <svg:desc>Sheet1.B108:Sheet1.B113</svg:desc>
                </draw:g>
              </table:table-cell>
              <table:table-cell office:value-type="float" office:value="1">
                <text:p>1</text:p>
                <draw:g>
                  <svg:desc>Sheet1.C108:Sheet1.C113</svg:desc>
                </draw:g>
              </table:table-cell>
              <table:table-cell office:value-type="float" office:value="1">
                <text:p>1</text:p>
                <draw:g>
                  <svg:desc>Sheet1.D108:Sheet1.D113</svg:desc>
                </draw:g>
              </table:table-cell>
            </table:table-row>
            <table:table-row>
              <table:table-cell office:value-type="string">
                <text:p>2 потока</text:p>
              </table:table-cell>
              <table:table-cell office:value-type="float" office:value="1.06449468085106">
                <text:p>1.06449468085106</text:p>
              </table:table-cell>
              <table:table-cell office:value-type="float" office:value="1.99875156054931">
                <text:p>1.99875156054931</text:p>
              </table:table-cell>
            </table:table-row>
            <table:table-row>
              <table:table-cell office:value-type="string">
                <text:p>4 потока</text:p>
              </table:table-cell>
              <table:table-cell office:value-type="float" office:value="1.8846380223661">
                <text:p>1.8846380223661</text:p>
              </table:table-cell>
              <table:table-cell office:value-type="float" office:value="3.79833926453144">
                <text:p>3.79833926453144</text:p>
              </table:table-cell>
            </table:table-row>
            <table:table-row>
              <table:table-cell office:value-type="string">
                <text:p>8 потоков</text:p>
              </table:table-cell>
              <table:table-cell office:value-type="float" office:value="1.28285256410256">
                <text:p>1.28285256410256</text:p>
              </table:table-cell>
              <table:table-cell office:value-type="float" office:value="2.61815208503679">
                <text:p>2.61815208503679</text:p>
              </table:table-cell>
            </table:table-row>
            <table:table-row>
              <table:table-cell office:value-type="string">
                <text:p>12 потоков</text:p>
              </table:table-cell>
              <table:table-cell office:value-type="float" office:value="1.38915401301518">
                <text:p>1.38915401301518</text:p>
              </table:table-cell>
              <table:table-cell office:value-type="float" office:value="3.54988913525499">
                <text:p>3.54988913525499</text:p>
              </table:table-cell>
            </table:table-row>
            <table:table-row>
              <table:table-cell office:value-type="string">
                <text:p>16 потоков </text:p>
              </table:table-cell>
              <table:table-cell office:value-type="float" office:value="2.13182423435419">
                <text:p>2.13182423435419</text:p>
              </table:table-cell>
              <table:table-cell office:value-type="float" office:value="3.69319492502884">
                <text:p>3.693194925028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9.01cm" xlink:href=".." xlink:type="simple" chart:class="chart:line" chart:style-name="ch1">
        <chart:legend chart:legend-position="end" svg:x="13.429cm" svg:y="3.957cm" style:legend-expansion="high" chart:style-name="ch2"/>
        <chart:plot-area chart:style-name="ch3" table:cell-range-address="Sheet1.B130:Sheet1.D135" chart:data-source-has-labels="both" svg:x="1.33cm" svg:y="0.18cm" svg:width="11.78cm" svg:height="7.669cm">
          <chartooo:coordinate-region svg:x="1.951cm" svg:y="0.379cm" svg:width="10.058cm" svg:height="6.823cm"/>
          <chart:axis chart:dimension="x" chart:name="primary-x" chart:style-name="ch4" chartooo:axis-type="auto">
            <chartooo:date-scale/>
            <chart:title svg:x="5.416cm" svg:y="8.029cm" chart:style-name="ch5">
              <text:p>Количество потоков, шт</text:p>
            </chart:title>
            <chart:categories table:cell-range-address="Sheet1.B130:Sheet1.B135"/>
          </chart:axis>
          <chart:axis chart:dimension="y" chart:name="primary-y" chart:style-name="ch4">
            <chart:title svg:x="0.451cm" svg:y="5.394cm" chart:style-name="ch6">
              <text:p>Эффективость, %</text:p>
            </chart:title>
            <chart:grid chart:style-name="ch7" chart:class="major"/>
          </chart:axis>
          <chart:series chart:style-name="ch8" chart:values-cell-range-address="Sheet1.C130:Sheet1.C135" loext:label-string="variant2" chart:class="chart:line">
            <chart:data-point chart:repeated="6"/>
          </chart:series>
          <chart:series chart:style-name="ch9" chart:values-cell-range-address="Sheet1.D130:Sheet1.D135" loext:label-string="variant3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iant2</text:p>
              </table:table-cell>
              <table:table-cell office:value-type="string">
                <text:p>variant3</text:p>
              </table:table-cell>
            </table:table-row>
          </table:table-header-rows>
          <table:table-rows>
            <table:table-row>
              <table:table-cell office:value-type="string">
                <text:p>1 поток</text:p>
                <draw:g>
                  <svg:desc>Sheet1.B130:Sheet1.B135</svg:desc>
                </draw:g>
              </table:table-cell>
              <table:table-cell office:value-type="float" office:value="100">
                <text:p>100</text:p>
                <draw:g>
                  <svg:desc>Sheet1.C130:Sheet1.C135</svg:desc>
                </draw:g>
              </table:table-cell>
              <table:table-cell office:value-type="float" office:value="100">
                <text:p>100</text:p>
                <draw:g>
                  <svg:desc>Sheet1.D130:Sheet1.D135</svg:desc>
                </draw:g>
              </table:table-cell>
            </table:table-row>
            <table:table-row>
              <table:table-cell office:value-type="string">
                <text:p>2 потока</text:p>
              </table:table-cell>
              <table:table-cell office:value-type="float" office:value="53.2247340425532">
                <text:p>53.2247340425532</text:p>
              </table:table-cell>
              <table:table-cell office:value-type="float" office:value="99.9375780274657">
                <text:p>99.9375780274657</text:p>
              </table:table-cell>
            </table:table-row>
            <table:table-row>
              <table:table-cell office:value-type="string">
                <text:p>4 потока</text:p>
              </table:table-cell>
              <table:table-cell office:value-type="float" office:value="47.1159505591525">
                <text:p>47.1159505591525</text:p>
              </table:table-cell>
              <table:table-cell office:value-type="float" office:value="94.9584816132859">
                <text:p>94.9584816132859</text:p>
              </table:table-cell>
            </table:table-row>
            <table:table-row>
              <table:table-cell office:value-type="string">
                <text:p>8 потоков</text:p>
              </table:table-cell>
              <table:table-cell office:value-type="float" office:value="16.0356570512821">
                <text:p>16.0356570512821</text:p>
              </table:table-cell>
              <table:table-cell office:value-type="float" office:value="32.7269010629599">
                <text:p>32.7269010629599</text:p>
              </table:table-cell>
            </table:table-row>
            <table:table-row>
              <table:table-cell office:value-type="string">
                <text:p>12 потоков</text:p>
              </table:table-cell>
              <table:table-cell office:value-type="float" office:value="11.5762834417932">
                <text:p>11.5762834417932</text:p>
              </table:table-cell>
              <table:table-cell office:value-type="float" office:value="29.5824094604582">
                <text:p>29.5824094604582</text:p>
              </table:table-cell>
            </table:table-row>
            <table:table-row>
              <table:table-cell office:value-type="string">
                <text:p>16 потоков </text:p>
              </table:table-cell>
              <table:table-cell office:value-type="float" office:value="13.3239014647137">
                <text:p>13.3239014647137</text:p>
              </table:table-cell>
              <table:table-cell office:value-type="float" office:value="23.0824682814302">
                <text:p>23.08246828143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05cm" svg:height="9.013cm" xlink:href=".." xlink:type="simple" chart:class="chart:line" chart:style-name="ch1">
        <chart:title svg:x="0.336cm" svg:y="0.315cm" chart:style-name="ch2">
          <text:p>График зависимости врмени работы программы от параметра schedule  и размера chunk </text:p>
        </chart:title>
        <chart:legend chart:legend-position="end" svg:x="12.835cm" svg:y="2.464cm" style:legend-expansion="high" chart:style-name="ch3"/>
        <chart:plot-area chart:style-name="ch4" table:cell-range-address="Sheet1.B151:Sheet1.J157" chart:data-source-has-labels="both" svg:x="1.331cm" svg:y="1.778cm" svg:width="11.184cm" svg:height="6.074cm">
          <chartooo:coordinate-region svg:x="1.952cm" svg:y="1.977cm" svg:width="9.676cm" svg:height="5.228cm"/>
          <chart:axis chart:dimension="x" chart:name="primary-x" chart:style-name="ch5" chartooo:axis-type="auto">
            <chartooo:date-scale/>
            <chart:title svg:x="5.834cm" svg:y="8.032cm" chart:style-name="ch6">
              <text:p>Размер чанка</text:p>
            </chart:title>
            <chart:categories table:cell-range-address="Sheet1.B152:Sheet1.B157"/>
          </chart:axis>
          <chart:axis chart:dimension="y" chart:name="primary-y" chart:style-name="ch5">
            <chart:title svg:x="0.451cm" svg:y="6.103cm" chart:style-name="ch7">
              <text:p>Время работы, с</text:p>
            </chart:title>
            <chart:grid chart:style-name="ch8" chart:class="major"/>
          </chart:axis>
          <chart:series chart:style-name="ch9" chart:values-cell-range-address="Sheet1.C152:Sheet1.C157" chart:label-cell-address="Sheet1.C151:Sheet1.C151" chart:class="chart:line">
            <chart:data-point chart:repeated="6"/>
          </chart:series>
          <chart:series chart:style-name="ch10" chart:values-cell-range-address="Sheet1.D152:Sheet1.D157" chart:label-cell-address="Sheet1.D151:Sheet1.D151" chart:class="chart:line">
            <chart:data-point chart:repeated="6"/>
          </chart:series>
          <chart:series chart:style-name="ch11" chart:values-cell-range-address="Sheet1.E152:Sheet1.E157" chart:label-cell-address="Sheet1.E151:Sheet1.E151" chart:class="chart:line">
            <chart:data-point chart:repeated="6"/>
          </chart:series>
          <chart:series chart:style-name="ch12" chart:values-cell-range-address="Sheet1.F152:Sheet1.F157" chart:label-cell-address="Sheet1.F151:Sheet1.F151" chart:class="chart:line">
            <chart:data-point chart:repeated="6"/>
          </chart:series>
          <chart:series chart:style-name="ch13" chart:values-cell-range-address="Sheet1.G152:Sheet1.G157" chart:label-cell-address="Sheet1.G151:Sheet1.G151" chart:class="chart:line">
            <chart:data-point chart:repeated="6"/>
          </chart:series>
          <chart:series chart:style-name="ch14" chart:values-cell-range-address="Sheet1.H152:Sheet1.H157" chart:label-cell-address="Sheet1.H151:Sheet1.H151" chart:class="chart:line">
            <chart:data-point chart:repeated="6"/>
          </chart:series>
          <chart:series chart:style-name="ch15" chart:values-cell-range-address="Sheet1.I152:Sheet1.I157" chart:label-cell-address="Sheet1.I151:Sheet1.I151" chart:class="chart:line">
            <chart:data-point chart:repeated="6"/>
          </chart:series>
          <chart:series chart:style-name="ch16" chart:values-cell-range-address="Sheet1.J152:Sheet1.J157" chart:label-cell-address="Sheet1.J151:Sheet1.J151" chart:class="chart:line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 static</text:p>
                <draw:g>
                  <svg:desc>Sheet1.C151:Sheet1.C151</svg:desc>
                </draw:g>
              </table:table-cell>
              <table:table-cell office:value-type="string">
                <text:p>V3 static</text:p>
                <draw:g>
                  <svg:desc>Sheet1.D151:Sheet1.D151</svg:desc>
                </draw:g>
              </table:table-cell>
              <table:table-cell office:value-type="string">
                <text:p>V2 dynamic</text:p>
                <draw:g>
                  <svg:desc>Sheet1.E151:Sheet1.E151</svg:desc>
                </draw:g>
              </table:table-cell>
              <table:table-cell office:value-type="string">
                <text:p>V3 dynamic</text:p>
                <draw:g>
                  <svg:desc>Sheet1.F151:Sheet1.F151</svg:desc>
                </draw:g>
              </table:table-cell>
              <table:table-cell office:value-type="string">
                <text:p>V2 guided</text:p>
                <draw:g>
                  <svg:desc>Sheet1.G151:Sheet1.G151</svg:desc>
                </draw:g>
              </table:table-cell>
              <table:table-cell office:value-type="string">
                <text:p>V3 guided</text:p>
                <draw:g>
                  <svg:desc>Sheet1.H151:Sheet1.H151</svg:desc>
                </draw:g>
              </table:table-cell>
              <table:table-cell office:value-type="string">
                <text:p>V2 auto</text:p>
                <draw:g>
                  <svg:desc>Sheet1.I151:Sheet1.I151</svg:desc>
                </draw:g>
              </table:table-cell>
              <table:table-cell office:value-type="string">
                <text:p> V3 auto</text:p>
                <draw:g>
                  <svg:desc>Sheet1.J151:Sheet1.J1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chunk</text:p>
                <draw:g>
                  <svg:desc>Sheet1.B152:Sheet1.B157</svg:desc>
                </draw:g>
              </table:table-cell>
              <table:table-cell office:value-type="float" office:value="43.02">
                <text:p>43.02</text:p>
                <draw:g>
                  <svg:desc>Sheet1.C152:Sheet1.C157</svg:desc>
                </draw:g>
              </table:table-cell>
              <table:table-cell office:value-type="float" office:value="16.02">
                <text:p>16.02</text:p>
                <draw:g>
                  <svg:desc>Sheet1.D152:Sheet1.D157</svg:desc>
                </draw:g>
              </table:table-cell>
              <table:table-cell office:value-type="float" office:value="27.32">
                <text:p>27.32</text:p>
                <draw:g>
                  <svg:desc>Sheet1.E152:Sheet1.E157</svg:desc>
                </draw:g>
              </table:table-cell>
              <table:table-cell office:value-type="float" office:value="10.98">
                <text:p>10.98</text:p>
                <draw:g>
                  <svg:desc>Sheet1.F152:Sheet1.F157</svg:desc>
                </draw:g>
              </table:table-cell>
              <table:table-cell office:value-type="float" office:value="31.04">
                <text:p>31.04</text:p>
                <draw:g>
                  <svg:desc>Sheet1.G152:Sheet1.G157</svg:desc>
                </draw:g>
              </table:table-cell>
              <table:table-cell office:value-type="float" office:value="13.17">
                <text:p>13.17</text:p>
                <draw:g>
                  <svg:desc>Sheet1.H152:Sheet1.H157</svg:desc>
                </draw:g>
              </table:table-cell>
              <table:table-cell office:value-type="float" office:value="29.04">
                <text:p>29.04</text:p>
                <draw:g>
                  <svg:desc>Sheet1.I152:Sheet1.I157</svg:desc>
                </draw:g>
              </table:table-cell>
              <table:table-cell office:value-type="float" office:value="10.25">
                <text:p>10.25</text:p>
                <draw:g>
                  <svg:desc>Sheet1.J152:Sheet1.J157</svg:desc>
                </draw:g>
              </table:table-cell>
            </table:table-row>
            <table:table-row>
              <table:table-cell office:value-type="string">
                <text:p>2 chunk</text:p>
              </table:table-cell>
              <table:table-cell office:value-type="float" office:value="32.98">
                <text:p>32.98</text:p>
              </table:table-cell>
              <table:table-cell office:value-type="float" office:value="9.06">
                <text:p>9.06</text:p>
              </table:table-cell>
              <table:table-cell office:value-type="float" office:value="35.02">
                <text:p>35.02</text:p>
              </table:table-cell>
              <table:table-cell office:value-type="float" office:value="10.5">
                <text:p>10.5</text:p>
              </table:table-cell>
              <table:table-cell office:value-type="float" office:value="34.02">
                <text:p>34.02</text:p>
              </table:table-cell>
              <table:table-cell office:value-type="float" office:value="10.48">
                <text:p>10.48</text:p>
              </table:table-cell>
              <table:table-cell office:value-type="float" office:value="29.04">
                <text:p>29.04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8 chunk</text:p>
              </table:table-cell>
              <table:table-cell office:value-type="float" office:value="31.99">
                <text:p>31.99</text:p>
              </table:table-cell>
              <table:table-cell office:value-type="float" office:value="9.01">
                <text:p>9.01</text:p>
              </table:table-cell>
              <table:table-cell office:value-type="float" office:value="53.43">
                <text:p>53.43</text:p>
              </table:table-cell>
              <table:table-cell office:value-type="float" office:value="10.08">
                <text:p>10.08</text:p>
              </table:table-cell>
              <table:table-cell office:value-type="float" office:value="34.01">
                <text:p>34.01</text:p>
              </table:table-cell>
              <table:table-cell office:value-type="float" office:value="9.94">
                <text:p>9.94</text:p>
              </table:table-cell>
              <table:table-cell office:value-type="float" office:value="29.04">
                <text:p>29.04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50 chunk</text:p>
              </table:table-cell>
              <table:table-cell office:value-type="float" office:value="31.98">
                <text:p>31.98</text:p>
              </table:table-cell>
              <table:table-cell office:value-type="float" office:value="8.97">
                <text:p>8.97</text:p>
              </table:table-cell>
              <table:table-cell office:value-type="float" office:value="34.06">
                <text:p>34.06</text:p>
              </table:table-cell>
              <table:table-cell office:value-type="float" office:value="9.05">
                <text:p>9.05</text:p>
              </table:table-cell>
              <table:table-cell office:value-type="float" office:value="20.04">
                <text:p>20.04</text:p>
              </table:table-cell>
              <table:table-cell office:value-type="float" office:value="5.94">
                <text:p>5.94</text:p>
              </table:table-cell>
              <table:table-cell office:value-type="float" office:value="29.04">
                <text:p>29.04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100 chunk</text:p>
              </table:table-cell>
              <table:table-cell office:value-type="float" office:value="31.99">
                <text:p>31.99</text:p>
              </table:table-cell>
              <table:table-cell office:value-type="float" office:value="8.99">
                <text:p>8.99</text:p>
              </table:table-cell>
              <table:table-cell office:value-type="float" office:value="20.03">
                <text:p>20.03</text:p>
              </table:table-cell>
              <table:table-cell office:value-type="float" office:value="5.97">
                <text:p>5.97</text:p>
              </table:table-cell>
              <table:table-cell office:value-type="float" office:value="32.97">
                <text:p>32.97</text:p>
              </table:table-cell>
              <table:table-cell office:value-type="float" office:value="9.95">
                <text:p>9.95</text:p>
              </table:table-cell>
              <table:table-cell office:value-type="float" office:value="29.04">
                <text:p>29.04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1000 chunk</text:p>
              </table:table-cell>
              <table:table-cell office:value-type="float" office:value="34.99">
                <text:p>34.99</text:p>
              </table:table-cell>
              <table:table-cell office:value-type="float" office:value="9.02">
                <text:p>9.02</text:p>
              </table:table-cell>
              <table:table-cell office:value-type="float" office:value="23.02">
                <text:p>23.02</text:p>
              </table:table-cell>
              <table:table-cell office:value-type="float" office:value="6.92">
                <text:p>6.92</text:p>
              </table:table-cell>
              <table:table-cell office:value-type="float" office:value="34">
                <text:p>34</text:p>
              </table:table-cell>
              <table:table-cell office:value-type="float" office:value="9.98">
                <text:p>9.98</text:p>
              </table:table-cell>
              <table:table-cell office:value-type="float" office:value="29.04">
                <text:p>29.04</text:p>
              </table:table-cell>
              <table:table-cell office:value-type="float" office:value="10.25">
                <text:p>10.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